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cope One" svg:font-family="'Scope One'"/>
    <style:font-face style:name="Segoe UI" svg:font-family="'Segoe UI'" style:font-family-generic="system" style:font-pitch="variable"/>
    <style:font-face style:name="Tahoma" svg:font-family="Tahoma" style:font-family-generic="system" style:font-pitch="variable"/>
    <style:font-face style:name="var font-code" svg:font-family="'var font-cod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A1" style:family="table-cell">
      <style:table-cell-properties fo:background-color="#2050d4" fo:padding="0.097cm" fo:border-left="0.05pt solid #000000" fo:border-right="none" fo:border-top="0.05pt solid #000000" fo:border-bottom="0.05pt solid #000000">
        <style:background-image/>
      </style:table-cell-properties>
    </style:style>
    <style:style style:name="Tabla1.B1" style:family="table-cell">
      <style:table-cell-properties fo:background-color="#2050d4"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ab-stops>
          <style:tab-stop style:position="1.997cm"/>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list-style-name="L1">
      <style:paragraph-properties fo:text-align="justify" style:justify-single-word="false"/>
    </style:style>
    <style:style style:name="P4" style:family="paragraph" style:parent-style-name="Standard" style:list-style-name="L2">
      <style:paragraph-properties fo:text-align="justify" style:justify-single-word="false"/>
    </style:style>
    <style:style style:name="P5" style:family="paragraph" style:parent-style-name="Standard">
      <style:paragraph-properties fo:text-align="center" style:justify-single-word="false"/>
      <style:text-properties fo:color="#2050d4" loext:opacity="100%"/>
    </style:style>
    <style:style style:name="P6" style:family="paragraph" style:parent-style-name="Standard">
      <style:paragraph-properties fo:text-align="justify" style:justify-single-word="false"/>
      <style:text-properties fo:color="#2050d4" loext:opacity="100%" fo:font-size="18pt" fo:font-weight="bold" style:font-size-asian="18pt" style:font-weight-asian="bold" style:font-size-complex="18pt" style:font-weight-complex="bold"/>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fo:color="#2050d4" loext:opacity="100%"/>
    </style:style>
    <style:style style:name="P9" style:family="paragraph" style:parent-style-name="Table_20_Contents">
      <style:paragraph-properties fo:text-align="center" style:justify-single-word="false"/>
      <style:text-properties fo:color="#ffffff" loext:opacity="100%" fo:font-weight="bold" officeooo:rsid="0014b52c" officeooo:paragraph-rsid="0014b52c" style:font-weight-asian="bold" style:font-weight-complex="bold"/>
    </style:style>
    <style:style style:name="T1" style:family="text">
      <style:text-properties officeooo:rsid="0014b52c"/>
    </style:style>
    <style:style style:name="T2" style:family="text">
      <style:text-properties officeooo:rsid="0016689e"/>
    </style:style>
    <style:style style:name="T3" style:family="text">
      <style:text-properties fo:color="#2050d4" loext:opacity="100%"/>
    </style:style>
    <style:style style:name="T4" style:family="text">
      <style:text-properties fo:color="#2050d4" loext:opacity="100%" officeooo:rsid="0014b52c"/>
    </style:style>
    <style:style style:name="T5" style:family="text">
      <style:text-properties officeooo:rsid="0016d2af"/>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En Javascript, podemos utilizar import para cargar y utilizar <text:span text:style-name="T1">datos o elementos de un fichero “</text:span><text:span text:style-name="T4">.js</text:span><text:span text:style-name="T1">”</text:span> en el código de nuestro fichero actual.</text:p>
      <text:p text:style-name="P2"/>
      <text:p text:style-name="P2"><text:tab/>Existen varias formas de importar código utilizando la palabra clave import:</text:p>
      <text:p text:style-name="P2"/>
      <table:table table:name="Tabla1" table:style-name="Tabla1">
        <table:table-column table:style-name="Tabla1.A" table:number-columns-repeated="2"/>
        <table:table-row table:style-name="TableLine2294437080224">
          <table:table-cell table:style-name="Tabla1.A1" office:value-type="string">
            <text:p text:style-name="P9">FORMA</text:p>
          </table:table-cell>
          <table:table-cell table:style-name="Tabla1.B1" office:value-type="string">
            <text:p text:style-name="P9">DESCRIPCI<text:span text:style-name="T2">Ó</text:span>N</text:p>
          </table:table-cell>
        </table:table-row>
        <table:table-row table:style-name="TableLine2294437080224">
          <table:table-cell table:style-name="Tabla1.A8" office:value-type="string">
            <text:p text:style-name="P8">import { nombre } from "./file.js"</text:p>
          </table:table-cell>
          <table:table-cell table:style-name="Tabla1.B8" office:value-type="string">
            <text:p text:style-name="P7">Importa el elemento nombre de file.js.</text:p>
          </table:table-cell>
        </table:table-row>
        <table:table-row table:style-name="TableLine2294437080224">
          <table:table-cell table:style-name="Tabla1.A8" office:value-type="string">
            <text:p text:style-name="P8">import { nombre as newName } from "./file.js"</text:p>
          </table:table-cell>
          <table:table-cell table:style-name="Tabla1.B8" office:value-type="string">
            <text:p text:style-name="P7">Importa el elemento nombre de file.js como newName.</text:p>
          </table:table-cell>
        </table:table-row>
        <table:table-row table:style-name="TableLine2294437080224">
          <table:table-cell table:style-name="Tabla1.A8" office:value-type="string">
            <text:p text:style-name="P8">import { n1, n2... } from "./file.js"</text:p>
          </table:table-cell>
          <table:table-cell table:style-name="Tabla1.B8" office:value-type="string">
            <text:p text:style-name="P7">Importa los elementos indicados desde file.js.</text:p>
          </table:table-cell>
        </table:table-row>
        <table:table-row table:style-name="TableLine2294437080224">
          <table:table-cell table:style-name="Tabla1.A8" office:value-type="string">
            <text:p text:style-name="P8">import nombre from "./file.js"</text:p>
          </table:table-cell>
          <table:table-cell table:style-name="Tabla1.B8" office:value-type="string">
            <text:p text:style-name="P7">Importa el elemento por defecto de file.js como nombre.</text:p>
          </table:table-cell>
        </table:table-row>
        <table:table-row table:style-name="TableLine2294437080224">
          <table:table-cell table:style-name="Tabla1.A8" office:value-type="string">
            <text:p text:style-name="P8">import * as name from "./file.js"</text:p>
          </table:table-cell>
          <table:table-cell table:style-name="Tabla1.B8" office:value-type="string">
            <text:p text:style-name="P7">Importa todos los elementos de file.js en el objeto name.</text:p>
          </table:table-cell>
        </table:table-row>
        <table:table-row table:style-name="TableLine2294437080224">
          <table:table-cell table:style-name="Tabla1.A8" office:value-type="string">
            <text:p text:style-name="P8">import "./file.js"</text:p>
          </table:table-cell>
          <table:table-cell table:style-name="Tabla1.B8" office:value-type="string">
            <text:p text:style-name="P7">Ejecuta el código de file.js. No importa ningún elemento.</text:p>
          </table:table-cell>
        </table:table-row>
        <table:table-row table:style-name="TableLine2294437080224">
          <table:table-cell table:style-name="Tabla1.A8" office:value-type="string">
            <text:p text:style-name="P8">import { name } from "https://web.com/file.js"</text:p>
          </table:table-cell>
          <table:table-cell table:style-name="Tabla1.B8" office:value-type="string">
            <text:p text:style-name="P7">Descarga el fichero e importa el elemento name de su módulo.</text:p>
          </table:table-cell>
        </table:table-row>
      </table:table>
      <text:p text:style-name="P2"/>
      <text:p text:style-name="P2"><text:tab/>Los import deben hacerse siempre desde las primeras líneas del fichero Javascript y no se pueden incluir dentro de bucles, funciones o determinados contextos.</text:p>
      <text:p text:style-name="P2"/>
      <text:p text:style-name="P6">Importación con nombre.-</text:p>
      <text:p text:style-name="P2"/>
      <text:p text:style-name="P2"><text:tab/>La forma más habitual de importar elementos es a través de la denominada importación nombrada, donde utilizamos la palabra clave <text:span text:style-name="T3">import</text:span> indicando el nombre de los elementos a importar en el interior de las llaves <text:span text:style-name="T3">{ }</text:span>, todo ello desde el módulo de exportación del fichero file.js.</text:p>
      <text:p text:style-name="P2"/>
      <text:p text:style-name="P5">import { nombre } from "./file.js";</text:p>
      <text:p text:style-name="P5">import { number, element } from "./file.js";</text:p>
      <text:p text:style-name="P5">import { brand as brandName } from "./file.js";</text:p>
      <text:p text:style-name="P2"/>
      <text:p text:style-name="P2"><text:tab/>En este fragmento de código se realizan 3 importaciones:</text:p>
      <text:p text:style-name="P2"/>
      <text:list xml:id="list3833776995" text:style-name="L1">
        <text:list-item>
          <text:list>
            <text:list-item>
              <text:list>
                <text:list-item>
                  <text:p text:style-name="P3">En la primera línea, estamos importando el elemento nombre desde el módulo del fichero file.js.</text:p>
                </text:list-item>
                <text:list-item>
                  <text:p text:style-name="P3">En la segunda línea, importamos varios elementos: number y element.</text:p>
                </text:list-item>
                <text:list-item>
                  <text:p text:style-name="P3">En la tercera línea, importamos el elemento brand, renombrándolo a brandName.</text:p>
                </text:list-item>
              </text:list>
            </text:list-item>
          </text:list>
        </text:list-item>
      </text:list>
      <text:p text:style-name="P2"/>
      <text:p text:style-name="P2"><text:tab/>Todos ellos, deben haber sido exportados en el módulo de exportación del fichero file.js.</text:p>
      <text:p text:style-name="P2"/>
      <text:p text:style-name="P2"/>
      <text:p text:style-name="P2"/>
      <text:p text:style-name="P2"/>
      <text:p text:style-name="P2"/>
      <text:p text:style-name="P2"/>
      <text:p text:style-name="P2"/>
      <text:p text:style-name="P2"/>
      <text:p text:style-name="P2"><text:soft-page-break/></text:p>
      <text:p text:style-name="P6">Importación masiva.-</text:p>
      <text:p text:style-name="P2"/>
      <text:p text:style-name="P2"><text:tab/>Otra modalidad de importación interesante es aquella donde podemos hacer una importación masiva. Es decir, si utilizamos el símbolo ‘<text:span text:style-name="T3">*</text:span>’ a la hora importar, estaremos indicando que se deben cargar todos los elementos del módulo de exportación del fichero indicado.</text:p>
      <text:p text:style-name="P2"/>
      <text:p text:style-name="P2"><text:tab/>En esta modalidad, es obligatorio utilizar el ‘<text:span text:style-name="T3">as</text:span>’ seguido del nombre del elemento, ya que debemos indicar un nombre para crear un objeto que contendrá todos los elementos importados:</text:p>
      <text:p text:style-name="P2"/>
      <text:p text:style-name="P5">import * as module from "./file.js";</text:p>
      <text:p text:style-name="P2"/>
      <text:p text:style-name="P2"><text:tab/>En este caso, creamos un <text:s/>module que incluye todos los elementos del módulo de exportación de file.js.</text:p>
      <text:p text:style-name="P2"/>
      <text:p text:style-name="P6">Importaciones remotas.-</text:p>
      <text:p text:style-name="P2"/>
      <text:p text:style-name="P2"><text:tab/>Aunque en los ejemplos anteriores siempre indicamos ficheros .js locales, también es posible indicar ficheros remotos, es decir, que estén en un dominio diferente al nuestro:</text:p>
      <text:p text:style-name="P2"/>
      <text:p text:style-name="P5">import { ceil } from "https://unpkg.com/lodash-es@4.17.21/lodash.js";</text:p>
      <text:p text:style-name="P2"/>
      <text:p text:style-name="P2"><text:tab/>Por ejemplo, en este caso, estamos descargando desde el dominio unpkg.com la librería lodash.js, desde la cuál importaremos el elemento ceil de su módulo de exportación.</text:p>
      <text:p text:style-name="P2"/>
      <text:p text:style-name="P6">Import estático vs dinámico.-</text:p>
      <text:p text:style-name="P2"/>
      <text:p text:style-name="P2"><text:tab/><text:span text:style-name="T5">El </text:span>import estático <text:span text:style-name="T5">es</text:span> una forma de importar módulos de ficheros externos. Se colocan en la parte superior del fichero Javascript y son algo similar a lo siguiente:</text:p>
      <text:p text:style-name="P2"/>
      <text:p text:style-name="P5">import { name } from "./module.js"; <text:s text:c="4"/>// Static import</text:p>
      <text:p text:style-name="P2"/>
      <text:p text:style-name="P2"><text:tab/>Sin embargo, existe otro tipo de importación en Javascript, popularmente conocida como import dinámico <text:s/>(dynamic import), que tiene el siguiente aspecto, ligeramente diferente al anterior:</text:p>
      <text:p text:style-name="P2"/>
      <text:p text:style-name="P5">import("./module.js") <text:s text:c="18"/>// Dynamic import</text:p>
      <text:p text:style-name="P5"><text:s text:c="2"/>.then(data =&gt; { /* ... */ });</text:p>
      <text:p text:style-name="P2"/>
      <text:p text:style-name="P2"><text:tab/>En este segundo caso, el import() tiene unos paréntesis que lo diferencian del anterior, y por la existencia del .then() sabemos que nos devuelve una promesa, por lo que se trata de código asíncrono.</text:p>
      <text:p text:style-name="P2"/>
      <text:p text:style-name="P2"><text:tab/>Los import estáticos son muy útiles, pero tienen algunas desventajas si se presentan ciertos casos específicos. Los más frecuentes suelen ser los siguientes:</text:p>
      <text:p text:style-name="P2"/>
      <text:list xml:id="list1495777436" text:style-name="L2">
        <text:list-item>
          <text:list>
            <text:list-item>
              <text:list>
                <text:list-item>
                  <text:p text:style-name="P4">Queremos importar un módulo si se cumple una determinada condición</text:p>
                </text:list-item>
                <text:list-item>
                  <text:p text:style-name="P4">Queremos importar un módulo interpolando variables o constantes</text:p>
                </text:list-item>
                <text:list-item>
                  <text:p text:style-name="P4">Queremos importar un módulo dentro de un ámbito específico</text:p>
                </text:list-item>
                <text:list-item>
                  <text:p text:style-name="P4">Queremos importar un módulo desde un script normal (sin type="module")</text:p>
                </text:list-item>
                <text:list-item>
                  <text:p text:style-name="P4">Queremos importar un fichero javascript (sin módulo) y ejecutarlo bajo demanda</text:p>
                </text:list-item>
              </text:list>
            </text:list-item>
          </text:list>
        </text:list-item>
      </text:list>
      <text:p text:style-name="P2"><text:soft-page-break/><text:tab/>En cada uno de estos casos, no se puede utilizar el import estático, pero si el import dinámico. El import dinámico nos permite indicar entre los paréntesis del import el nombre del archivo Javascript. A diferencia del import estático, este fichero no se cargará siempre y desde el principio, sino que sólo lo hará cuando se llegue a esta parte del código, siendo posible incluirla dentro de condicionales, funciones o lógica divers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cope One" svg:font-family="'Scope One'"/>
    <style:font-face style:name="Segoe UI" svg:font-family="'Segoe UI'" style:font-family-generic="system" style:font-pitch="variable"/>
    <style:font-face style:name="Tahoma" svg:font-family="Tahoma" style:font-family-generic="system" style:font-pitch="variable"/>
    <style:font-face style:name="var font-code" svg:font-family="'var font-cod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fo:color="#2050d4"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0-21T01:55:22.894000000</dc:date>
    <meta:editing-duration>PT4M</meta:editing-duration>
    <meta:editing-cycles>1</meta:editing-cycles>
    <meta:document-statistic meta:table-count="1" meta:image-count="0" meta:object-count="0" meta:page-count="3" meta:paragraph-count="52" meta:word-count="704" meta:character-count="4521" meta:non-whitespace-character-count="3835"/>
    <meta:generator>LibreOffice/7.2.5.2$Windows_X86_64 LibreOffice_project/499f9727c189e6ef3471021d6132d4c694f357e5</meta:generator>
  </office:meta>
</office:document-meta>
</file>